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204c1b" officeooo:paragraph-rsid="00204c1b"/>
    </style:style>
    <style:style style:name="P5" style:family="paragraph" style:parent-style-name="Text_20_body">
      <style:text-properties officeooo:rsid="00204c1b" officeooo:paragraph-rsid="00227016"/>
    </style:style>
    <style:style style:name="P6" style:family="paragraph" style:parent-style-name="Text_20_body">
      <style:text-properties officeooo:rsid="00227016" officeooo:paragraph-rsid="00227016"/>
    </style:style>
    <style:style style:name="P7" style:family="paragraph" style:parent-style-name="Text_20_body">
      <style:text-properties officeooo:rsid="00227016" officeooo:paragraph-rsid="00294bda"/>
    </style:style>
    <style:style style:name="P8" style:family="paragraph" style:parent-style-name="Text_20_body">
      <style:text-properties officeooo:rsid="002f98c2" officeooo:paragraph-rsid="002f98c2"/>
    </style:style>
    <style:style style:name="P9" style:family="paragraph" style:parent-style-name="Text_20_body">
      <style:text-properties officeooo:rsid="002f98c2" officeooo:paragraph-rsid="0043dac0"/>
    </style:style>
    <style:style style:name="P10" style:family="paragraph" style:parent-style-name="Text_20_body">
      <style:text-properties officeooo:rsid="002ff32f" officeooo:paragraph-rsid="002ff32f"/>
    </style:style>
    <style:style style:name="P11" style:family="paragraph" style:parent-style-name="Text_20_body">
      <style:text-properties officeooo:rsid="0031a3da" officeooo:paragraph-rsid="0031a3da"/>
    </style:style>
    <style:style style:name="P12" style:family="paragraph" style:parent-style-name="Text_20_body">
      <style:text-properties officeooo:rsid="0032a189" officeooo:paragraph-rsid="0032a189"/>
    </style:style>
    <style:style style:name="P13" style:family="paragraph" style:parent-style-name="Text_20_body">
      <style:text-properties officeooo:rsid="0022ff77" officeooo:paragraph-rsid="002a70ca"/>
    </style:style>
    <style:style style:name="P14" style:family="paragraph" style:parent-style-name="Text_20_body">
      <style:text-properties officeooo:rsid="0022ff77" officeooo:paragraph-rsid="002e40aa"/>
    </style:style>
    <style:style style:name="P15" style:family="paragraph" style:parent-style-name="Text_20_body">
      <style:text-properties officeooo:rsid="0022ff77" officeooo:paragraph-rsid="003c3682"/>
    </style:style>
    <style:style style:name="P16" style:family="paragraph" style:parent-style-name="Text_20_body">
      <style:text-properties officeooo:rsid="00367a66" officeooo:paragraph-rsid="00367a66"/>
    </style:style>
    <style:style style:name="P17" style:family="paragraph" style:parent-style-name="Text_20_body">
      <style:text-properties officeooo:rsid="00367a66" officeooo:paragraph-rsid="0036ba9f"/>
    </style:style>
    <style:style style:name="P18" style:family="paragraph" style:parent-style-name="Text_20_body">
      <style:text-properties officeooo:rsid="00367a66" officeooo:paragraph-rsid="00374ae7"/>
    </style:style>
    <style:style style:name="P19" style:family="paragraph" style:parent-style-name="Text_20_body">
      <style:text-properties officeooo:rsid="00374ae7" officeooo:paragraph-rsid="00374ae7"/>
    </style:style>
    <style:style style:name="P20" style:family="paragraph" style:parent-style-name="Text_20_body">
      <style:text-properties officeooo:rsid="003aa9f9" officeooo:paragraph-rsid="003aa9f9"/>
    </style:style>
    <style:style style:name="P21" style:family="paragraph" style:parent-style-name="Text_20_body">
      <style:text-properties officeooo:rsid="003f894a" officeooo:paragraph-rsid="003f894a"/>
    </style:style>
    <style:style style:name="P22" style:family="paragraph" style:parent-style-name="Text_20_body">
      <style:text-properties officeooo:rsid="002f1ca7" officeooo:paragraph-rsid="0040a726"/>
    </style:style>
    <style:style style:name="P23" style:family="paragraph" style:parent-style-name="Text_20_body">
      <style:text-properties officeooo:rsid="002f1ca7" officeooo:paragraph-rsid="002f1ca7"/>
    </style:style>
    <style:style style:name="P24" style:family="paragraph" style:parent-style-name="Text_20_body">
      <style:text-properties officeooo:rsid="0040a726" officeooo:paragraph-rsid="004265a4"/>
    </style:style>
    <style:style style:name="P25" style:family="paragraph" style:parent-style-name="Text_20_body">
      <style:text-properties officeooo:rsid="0039213f" officeooo:paragraph-rsid="004a1947"/>
    </style:style>
    <style:style style:name="P26" style:family="paragraph" style:parent-style-name="Text_20_body">
      <style:text-properties officeooo:rsid="004a1947" officeooo:paragraph-rsid="004a1947"/>
    </style:style>
    <style:style style:name="P27" style:family="paragraph" style:parent-style-name="Text_20_body">
      <style:text-properties officeooo:rsid="004a1947" officeooo:paragraph-rsid="004cd26f"/>
    </style:style>
    <style:style style:name="P28" style:family="paragraph" style:parent-style-name="Text_20_body">
      <style:text-properties officeooo:rsid="004a1947" officeooo:paragraph-rsid="004fd6fb"/>
    </style:style>
    <style:style style:name="P29" style:family="paragraph" style:parent-style-name="Text_20_body">
      <style:text-properties officeooo:rsid="004a1947" officeooo:paragraph-rsid="005023d5"/>
    </style:style>
    <style:style style:name="P30" style:family="paragraph" style:parent-style-name="Text_20_body">
      <style:text-properties officeooo:rsid="004a1947" officeooo:paragraph-rsid="00562d43"/>
    </style:style>
    <style:style style:name="P31" style:family="paragraph" style:parent-style-name="Text_20_body">
      <style:text-properties officeooo:rsid="004a1947" officeooo:paragraph-rsid="00571d4f"/>
    </style:style>
    <style:style style:name="P32" style:family="paragraph" style:parent-style-name="Text_20_body">
      <style:text-properties officeooo:rsid="004a1947" officeooo:paragraph-rsid="005c6152"/>
    </style:style>
    <style:style style:name="P33"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34" style:family="paragraph" style:parent-style-name="Table_20_Contents">
      <style:text-properties officeooo:rsid="002ff32f" officeooo:paragraph-rsid="002ff32f"/>
    </style:style>
    <style:style style:name="P35" style:family="paragraph" style:parent-style-name="Text_20_body" style:list-style-name="L1">
      <style:text-properties officeooo:rsid="0018d472" officeooo:paragraph-rsid="0018d472"/>
    </style:style>
    <style:style style:name="P36" style:family="paragraph" style:parent-style-name="Text_20_body" style:list-style-name="L2">
      <style:text-properties officeooo:rsid="0018d472" officeooo:paragraph-rsid="0018d472"/>
    </style:style>
    <style:style style:name="P37" style:family="paragraph" style:parent-style-name="Text_20_body" style:list-style-name="L2">
      <style:text-properties officeooo:rsid="0018d472" officeooo:paragraph-rsid="0018d6e9"/>
    </style:style>
    <style:style style:name="P38" style:family="paragraph" style:parent-style-name="Text_20_body" style:list-style-name="L2">
      <style:text-properties officeooo:rsid="0018d6e9" officeooo:paragraph-rsid="0018d6e9"/>
    </style:style>
    <style:style style:name="P39" style:family="paragraph" style:parent-style-name="Text_20_body" style:list-style-name="L2">
      <style:text-properties officeooo:rsid="001a0db5" officeooo:paragraph-rsid="001a0db5"/>
    </style:style>
    <style:style style:name="P40" style:family="paragraph" style:parent-style-name="Text_20_body" style:list-style-name="L2">
      <style:text-properties officeooo:rsid="001cf46e" officeooo:paragraph-rsid="001cf46e"/>
    </style:style>
    <style:style style:name="P41" style:family="paragraph" style:parent-style-name="Text_20_body" style:list-style-name="L2">
      <style:text-properties officeooo:rsid="001e1bc2" officeooo:paragraph-rsid="001e1bc2"/>
    </style:style>
    <style:style style:name="P42" style:family="paragraph" style:parent-style-name="Text_20_body">
      <style:text-properties officeooo:rsid="00551494" officeooo:paragraph-rsid="00551494"/>
    </style:style>
    <style:style style:name="P43" style:family="paragraph" style:parent-style-name="Text_20_body">
      <style:text-properties officeooo:rsid="00562d43" officeooo:paragraph-rsid="00562d43"/>
    </style:style>
    <style:style style:name="P44" style:family="paragraph" style:parent-style-name="Text_20_body">
      <style:text-properties officeooo:rsid="005c6152" officeooo:paragraph-rsid="005c6152"/>
    </style:style>
    <style:style style:name="P45" style:family="paragraph" style:parent-style-name="Text_20_body">
      <style:text-properties officeooo:rsid="005d83e1" officeooo:paragraph-rsid="005d83e1"/>
    </style:style>
    <style:style style:name="P46" style:family="paragraph" style:parent-style-name="Text_20_body">
      <style:text-properties officeooo:rsid="005fda82" officeooo:paragraph-rsid="005fda82"/>
    </style:style>
    <style:style style:name="P47" style:family="paragraph" style:parent-style-name="Heading_20_1">
      <style:text-properties officeooo:rsid="0018d472" officeooo:paragraph-rsid="0018d472"/>
    </style:style>
    <style:style style:name="P48" style:family="paragraph" style:parent-style-name="Heading_20_1">
      <style:text-properties officeooo:rsid="001f1f8a" officeooo:paragraph-rsid="001f1f8a"/>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style:style style:name="T20" style:family="text">
      <style:text-properties officeooo:rsid="003f894a"/>
    </style:style>
    <style:style style:name="T21" style:family="text">
      <style:text-properties officeooo:rsid="004265a4"/>
    </style:style>
    <style:style style:name="T22" style:family="text">
      <style:text-properties officeooo:rsid="0043dac0"/>
    </style:style>
    <style:style style:name="T23" style:family="text">
      <style:text-properties officeooo:rsid="00450efa"/>
    </style:style>
    <style:style style:name="T24" style:family="text">
      <style:text-properties officeooo:rsid="0046bb1c"/>
    </style:style>
    <style:style style:name="T25" style:family="text">
      <style:text-properties officeooo:rsid="0047fe28"/>
    </style:style>
    <style:style style:name="T26" style:family="text">
      <style:text-properties officeooo:rsid="004cd26f"/>
    </style:style>
    <style:style style:name="T27" style:family="text">
      <style:text-properties officeooo:rsid="004f5ea1"/>
    </style:style>
    <style:style style:name="T28" style:family="text">
      <style:text-properties officeooo:rsid="005023d5"/>
    </style:style>
    <style:style style:name="T29" style:family="text">
      <style:text-properties officeooo:rsid="00562d43"/>
    </style:style>
    <style:style style:name="T30" style:family="text">
      <style:text-properties officeooo:rsid="00571d4f"/>
    </style:style>
    <style:style style:name="T31" style:family="text">
      <style:text-properties officeooo:rsid="005afd68"/>
    </style:style>
    <style:style style:name="T32" style:family="text">
      <style:text-properties officeooo:rsid="005e4ff4"/>
    </style:style>
    <style:style style:name="T33" style:family="text">
      <style:text-properties officeooo:rsid="00612a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Audience</text:h>
      <text:p text:style-name="P1">Knowledgeable about FP, but assuming no background on dependent types.</text:p>
      <text:h text:style-name="Heading_20_1" text:outline-level="1">Goals</text:h>
      <text:list xml:id="list9021051537385909334" text:style-name="L1">
        <text:list-item>
          <text:p text:style-name="P35">Promote REA as a thought leader / good place to work on interesting problems (although most of the talk will not be about what we do at REA – but can achieve goal with a slide at the end).</text:p>
        </text:list-item>
        <text:list-item>
          <text:p text:style-name="P35">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47" text:outline-level="1">How long is the talk</text:h>
      <text:p text:style-name="P1">90 minutes.</text:p>
      <text:h text:style-name="P47" text:outline-level="1">Key takeaway messages</text:h>
      <text:list xml:id="list2774885648268060484" text:style-name="L2">
        <text:list-item>
          <text:p text:style-name="P36">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37">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38">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39">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39">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40"><text:soft-page-break/>Dependent typing simplifies the type system. Instead of a type that takes type parameters, you can simply define a function that yields a type. Higher order types are just higher order functions.</text:p>
        </text:list-item>
        <text:list-item>
          <text:p text:style-name="P41">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41">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48" text:outline-level="1">Roughly what I will say</text:h>
      <text:p text:style-name="P3">Welcome everyone! 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21">(TO DO: More sign-posting about the flow of the talk up front?)</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4">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4"><text:s text:c="10"/><text:span text:style-name="T6">nat</text:span>ToString : <text:span text:style-name="T6">Nat</text:span> → String</text:p>
      <text:p text:style-name="P4">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4">What if I want more confidence than that? Maybe we have two functions, like these ones on the screen:</text:p>
      <text:p text:style-name="P4"><text:s text:c="8"/><text:span text:style-name="T7">nat</text:span>ToString : <text:span text:style-name="T10">Nat</text:span> → String</text:p>
      <text:p text:style-name="P4"><text:s text:c="8"/>stringToNat : String → Maybe <text:span text:style-name="T8">Nat</text:span></text:p>
      <text:p text:style-name="P4">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4"><text:soft-page-break/></text:p>
      <text:p text:style-name="P4">If we have these two functions, what can we say about them to prove that they are correct? One thing we could do is we could keep doing example based testing. What if we want to take it further… what can we do?</text:p>
      <text:p text:style-name="P4">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5"><text:s text:c="8"/>natToString : <text:span text:style-name="T6">Nat</text:span> → String</text:p>
      <text:p text:style-name="P5"><text:s text:c="8"/>stringToNat : String → Maybe <text:span text:style-name="T6">Nat</text:span></text:p>
      <text:p text:style-name="P5"><text:s text:c="8"/><text:span text:style-name="T5">forall a in Nat. stringToNat (natToString a) = Just a</text:span></text:p>
      <text:p text:style-name="P6">In other words, our proposition says that for every possible a that is a valid <text:span text:style-name="T6">natural number</text:span>, a certain equality holds.</text:p>
      <text:p text:style-name="P6">Now, let’s pretend that we have an implementation of natToString and stringToNat. How would we actually make sure this property holds?</text:p>
      <text:p text:style-name="P7">One thing we could do is write a property based test. <text:span text:style-name="T6">W</text:span>e could write our pro<text:span text:style-name="T6">perty</text:span> as a function that <text:span text:style-name="T6">takes an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3">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amount of memory in the computer. But even for finite sized inputs, the number of possible inputs grows exponentially with the size.</text:p>
      <text:p text:style-name="P15">If we limit ourselves to natural numbers that can be represented in 50 bytes of storage, that’s 400 bits of data. In a real world problem, you might not have one 50 byte number, it might be 6 to 7 different 64 bit numbers. <text:span text:style-name="T17">Either way, there is</text:span> exponential growth <text:span text:style-name="T17">in</text:span> the number of <text:span text:style-name="T17">different </text:span>possible inputs <text:span text:style-name="T17">as the total size in bits grows</text:span>.</text:p>
      <text:p text:style-name="P15"><text:span text:style-name="T18">As an example, l</text:span>et’s pretend we found a way to make one computer for every atom in the known universe – that’s a lot of computers, up to about 10 to the power of 82. If each computer worked for the age of the universe – that’s about 14 billion years, and ran <text:span text:style-name="T18">very fast </text:span>at 10 GHz, and tested the property on one natural number per cycle... then we would <text:span text:style-name="T18">still </text:span>only be able to test the property for a tiny fraction of the possible natural numbers under 50 bytes!</text:p>
      <text:p text:style-name="P14"><text:soft-page-break/>So even under the most unrealistic overestimates of possible computing power, and even for a relatively tiny size of input data, trying every possible input is not going to work. We can’t realistically use property based testing to be absolutely sure that a property holds for every possible input a program might face.</text:p>
      <text:p text:style-name="P14">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20">You might have adversaries deliberately focused on finding security flaws where your property doesn’t hold, using their human creativity to come up and create otherwise unlikely scenarios</text:span>.</text:p>
      <text:p text:style-name="P23"><text:span text:style-name="T20">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20">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4">(<text:span text:style-name="T21">On screen: </text:span>Fermat’s Last Theorem as an example).</text:p>
      <text:p text:style-name="P22">How hard <text:span text:style-name="T19">it is to formally verify your software</text:span> will depend on what the property is, and how your program is implemented. <text:s/>Some very simple properties can be easy to test but very hard to prove. <text:span text:style-name="T21">As an example, take Fermat’s last theorem. It can be stated as a very succinct proposition, but it took hundreds of years and many failed attempts before it was proven to be true for every possible input a, b, c, and n. That is an extreme case, and hopefully most properties that are important to your software will be a fair bit easier to prove than that – but in some cases it could still be very difficult.</text:span></text:p>
      <text:p text:style-name="P22"><text:span text:style-name="T21">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1">that</text:span> lots of other things rely on –<text:span text:style-name="T21"> to use whenever</text:span>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1">it </text:span>makes sense.</text:p>
      <text:p text:style-name="P8">So… how do you actually prove that a property holds over a program? To answer that, we are going to need to look a bit deeper at propositional logic, and how it can be reflected on the computer.</text:p>
      <text:p text:style-name="P8"><text:span text:style-name="T22">(</text:span>On screen: <text:span text:style-name="T22">Lambda and Forall symbols).</text:span></text:p>
      <text:p text:style-name="P9"><text:soft-page-break/>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2">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8"/>
      <text:p text:style-name="P8"/>
      <text:p text:style-name="P10">On screen:</text:p>
      <table:table table:name="Table1" table:style-name="Table1">
        <table:table-column table:style-name="Table1.A" table:number-columns-repeated="3"/>
        <table:table-row>
          <table:table-cell table:style-name="Table1.A1" office:value-type="string">
            <text:p text:style-name="P33">Typed lambda calculus</text:p>
          </table:table-cell>
          <table:table-cell table:style-name="Table1.A1" office:value-type="string">
            <text:p text:style-name="P33">Mathematical logic</text:p>
          </table:table-cell>
          <table:table-cell table:style-name="Table1.C1" office:value-type="string">
            <text:p text:style-name="P33">Example</text:p>
          </table:table-cell>
        </table:table-row>
        <table:table-row>
          <table:table-cell table:style-name="Table1.A2" office:value-type="string">
            <text:p text:style-name="P34">Type</text:p>
          </table:table-cell>
          <table:table-cell table:style-name="Table1.A2" office:value-type="string">
            <text:p text:style-name="P34">A proposition (a statement that may or may not be true)</text:p>
          </table:table-cell>
          <table:table-cell table:style-name="Table1.C2" office:value-type="string">
            <text:p text:style-name="P34">x : Nat ↔ There exists at least one natural number</text:p>
          </table:table-cell>
        </table:table-row>
        <table:table-row>
          <table:table-cell table:style-name="Table1.A2" office:value-type="string">
            <text:p text:style-name="P34">Value</text:p>
          </table:table-cell>
          <table:table-cell table:style-name="Table1.A2" office:value-type="string">
            <text:p text:style-name="P34">A proof</text:p>
          </table:table-cell>
          <table:table-cell table:style-name="Table1.C2" office:value-type="string">
            <text:p text:style-name="P34">x = 1 (I have proved that there exists a natural number by supplying an example, 1).</text:p>
          </table:table-cell>
        </table:table-row>
      </table:table>
      <text:p text:style-name="P10"/>
      <text:p text:style-name="P11">According to the Curry-Howard Correspondence, types correspond to propositions – that is, a claim of something, which may or may not be true. The general idea is that you can define types that represent things that you <text:span text:style-name="T23">may or may not</text:span> actually be able to construct. You <text:span text:style-name="T23">then </text:span>prove that the proposition represented by a type is true by supplying a value.</text:p>
      <text:p text:style-name="P11">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1">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1">Let’s look at one major constraint that these languages have in their type systems… they have values, and they have types. Values have types, but types cannot refer to values. Types sit above values, in their own special layer.</text:p>
      <text:p text:style-name="P11"><text:soft-page-break/>(On screen: bar with ‘types’ in it, bar with ‘values’ in it, and arrows going in one direction from values to types).</text:p>
      <text:p text:style-name="P11">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2">Let’s look at a really simple example of using dependent types, in Idris, a dependently typed programming language.</text:p>
      <text:p text:style-name="P12">(On screen)</text:p>
      <text:p text:style-name="P12">data Vec : Nat -&gt; Type -&gt; Type where</text:p>
      <text:p text:style-name="P12"><text:s text:c="2"/>MkVec : (l : List a) -&gt; Vec (length l) a</text:p>
      <text:p text:style-name="P12"/>
      <text:p text:style-name="P12">myVec : Vec 5 Nat</text:p>
      <text:p text:style-name="P12">myVec = MkVec [1, 2, 3, 4, 5]</text:p>
      <text:p text:style-name="P12"/>
      <text:p text:style-name="P12">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6">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4"> </text:span>– functions. <text:span text:style-name="T25">A type with parameters is just a function you can call in the type level. </text:span>So depedently typed programming languages are more powerful, but sometimes that also makes them simpler.</text:p>
      <text:p text:style-name="P18">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8">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7">The other thing you will notice is the reference to l. So what is l? In the previous argument <text:span text:style-name="T14">to the constructor MkVec</text:span>, we said we expect a <text:span text:style-name="T14">List of a, but we also gave that list a name, l. This </text:span><text:soft-page-break/><text:span text:style-name="T14">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19">In this example, we show that we can construct a Vector of natural numbers of size 5 – in this case, the compiler can confirm that the list we are passing has size 5, and allows this program to compile.</text:p>
      <text:p text:style-name="P25">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5"/>
      <text:p text:style-name="P20">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0">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6">(Show grid explaining game)</text:p>
      <text:p text:style-name="P26">In case anyone has never played Minesweeper before, let me give you a basic summary of the rules. <text:s text:c="2"/>The game will, behind the scenes, decide which squares have mines, and which don’t, but it won’t tell the player. <text:span text:style-name="T26">In the example on screen, the light grey squares are known non-mines, and the dark grey squares are of state unknown to the player. The light grey squares with a number in them tell 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above the one is also a 1, and it is now already touching one known mine. So the square diagonally above that one must not be a mine.</text:span></text:p>
      <text:p text:style-name="P27"><text:span text:style-name="T26">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Some array indices will be </text:span><text:soft-page-break/><text:span text:style-name="T26">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span></text:p>
      <text:p text:style-name="P28"><text:span text:style-name="T27">In both cases, dependent types can be used to formally verify that it is safe to perform the action before it is performed. Because the axioms in Minesweeper are quite intuitive, I decided it would be a good way to practice formally verifying things. Many of the skills and concepts that you can learn from proving Minesweeper logic transfer to proving things about programs.</text:span></text:p>
      <text:p text:style-name="P28"><text:span text:style-name="T27">So I built a version of Minesweeper called proofsweeper. The twist to proofsweeper is that in order to successfully make a move, you have to formally prove things in Idris. You can prove to the computer that a cell is a mine, or that a cell isn't a mine. After each move, the game generates the axioms based on the information you can see – so you can only rely on facts you are allowed to see at the current point in the game. Unlike in normal Minesweeper, you can't die in Proofsweeper – if you can't formally prove a cell isn't a mine, you can't reveal it. In other words, formal verification guarantees correctness with respect to a property we care about.</text:span></text:p>
      <text:p text:style-name="P29"><text:span text:style-name="T28">Proofsweeper is open source software that I have made available on GitHub. The URL is available down the bottom of this slide, and is also mentioned in the additional resources information for this talk. I have installed ProofSweeperEngine – that's a Haskell program that you use to actually play the game, and shown you the commands available on screen. Then I have run the command to start a new 8x8 game.</text:span></text:p>
      <text:p text:style-name="P29"><text:span text:style-name="T28">You will see it has spat out the initial status of the game as some ASCII art. Across the top are the column numbers – 00 to 07. Down the left hand side are the row numbers – again 00 to 07. And in the middle is a grid, with a question mark anywhere where we don't know the mine status of a cell. As in classic minesweeper, the numbers in the grid show the number of neighbouring mines, and zeros are shown as blank.</text:span></text:p>
      <text:p text:style-name="P29"><text:span text:style-name="T28">So to make progress, we need to either prove that a cell is a mine, or prove that a cell isn't a mine. Before we talk about how to do it formally, lets 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only one cell adjacent to 1,1 is unknown – 2,2. And since 2 mines must be touching 1,1, we can conclude that if 0,2 is a mine, then 2,2 <text:s/>must also be. So that is one case. But what if 0,2 is not a mine? Then because 0,1 must be touching a mine, we know that 1,2 must be a </text:span><text:soft-page-break/><text:span text:style-name="T28">mine. Now, 1,1 must be touching two mines, and it's touching one mine and one unknown. So 2,2 must be a mine. Therefore, 2,2 is a mine if 0,2 is a mine, or if 0,2 is not a mine. Therefore 2,2 is a mine.</text:span></text:p>
      <text:p text:style-name="P42">So, we have a hand-wavy proof – hopefully most of the audience is convinced that 2,2 is a mine. But in order to make it a formal proof, we need to convince the Idris compiler as well.</text:p>
      <text:p text:style-name="P43">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p>
      <text:p text:style-name="P43">Next, look at the definition of MineProp. This represents the possible types of propositions you can make about a cell with regard to mines. There are three constructors. IsMine means that the cell is a mine. IsNotMine means that the cell is not a mine (without saying anything about the neighbours). KnownNotMine means that the cell is not a mine, and a specified number of neighbours are.</text:p>
      <text:p text:style-name="P30"><text:span text:style-name="T29">If we are going to make formal statements about the neighbours of a cell, we need a formal definition of which cells are neighbours. mineNeighbours will find all the adjacent coordinates to a coordinate, avoiding any that are outside of the grid. The lines above it are just part of that calculation. Finally, we are also going to need the concept of the number of distinct members of a list – as defined here.</text:span></text:p>
      <text:p text:style-name="P31"><text:span text:style-name="T30">One thing that is really neat to point out here is a unit test that is defined inline and checked at compile time. distinctCount_test1 is defined with a type that includes distinctCount, the function under test, and the single equals symbol, 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So at compile time, the compiler will check this test passes.</text:span></text:p>
      <text:p text:style-name="P32"><text:span text:style-name="T31">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 All the axioms say that certain cells are, by definition, not mines, and have a certain number of neighbours that are mines. The first axiom is really simple. It lets us convert between the KnownNotMine form including a number of neighbours into the IsNotMine form.</text:span></text:p>
      <text:p text:style-name="P44"><text:soft-page-break/>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because a neighbouring known non-mine has enough non-mine neighbours. In a way, it is the opposite to AllMinesAccountedFor.</text:p>
      <text:p text:style-name="P45">At the bottom of the file there are some additional axioms. These are defined in a slightly different way – firstly, a type signature is defined, for example nonMineImpliesNotMine has a type signature that <text:span text:style-name="T32">if the caller supplies a proof that at Coordinate c is a NotMine, then it is not true that at Coordinate c is a mine. So that is the type signature, but how do we prove it? Well, that is actually very hard to do, and it kind of depends on the Haskell program that generates the axioms being correct – so we want to make this an axiom. The believe_me built-in from Idris allows arbitrary types to be cast to each other. The intention of it is that if you have proved something outside of Idris, you can use believe_me to ask the compiler to believe you and make something true by definition – that is, make it an axiom. If you ever use believe_me, you have to be very careful. If you ever make it possible to prove two contradictory things by careless introduction of axioms, then the type safety of the entire system unravels. There is a theorem in logic called the principle of explosion which states that “from falsehood, anything follows”. In Idris, if you can prove both a and not a, for any a, you can prove any statement, whether or not it is correct. Obviously the idea of formal verification is that your language should be sound – by sound, I mean that it should not be possible to prove something is true unless it actually is true. So when introducing axioms with believe_me, you should be very careful not to introduce axioms that might lead to contradictions.</text:span></text:p>
      <text:p text:style-name="P46">Another useful axiom introduced the same way is mineOrNot. This tells us that every coordinate is either a mine, or it isn’t a mine. This axiom on its own doesn’t say that a mine can’t be both – although the previous axiom we looked at does imply that. However, mineOrNot does tell us that you <text:span text:style-name="T33">every coordinate is either a mine or 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4-26T17:27:23.137011789</dc:date>
    <meta:editing-duration>PT20H53M6S</meta:editing-duration>
    <meta:editing-cycles>38</meta:editing-cycles>
    <meta:document-statistic meta:table-count="1" meta:image-count="0" meta:object-count="0" meta:page-count="10" meta:paragraph-count="95" meta:word-count="5545" meta:character-count="30900" meta:non-whitespace-character-count="25353"/>
  </office:meta>
</office:document-meta>
</file>